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420000012483F97882.svm" manifest:media-type=""/>
  <manifest:file-entry manifest:full-path="Pictures/200000010000018A0000012DBC12F100.svm" manifest:media-type=""/>
  <manifest:file-entry manifest:full-path="Pictures/200000010000039E0000010348DA00C1.svm" manifest:media-type=""/>
  <manifest:file-entry manifest:full-path="Pictures/20000001000000FA000000D8AB97C17A.svm" manifest:media-type=""/>
  <manifest:file-entry manifest:full-path="Pictures/20000002000000BD00000074C95EB758.eps" manifest:media-type=""/>
  <manifest:file-entry manifest:full-path="Pictures/20000001000000FE000000FA28DF3A34.svm" manifest:media-type=""/>
  <manifest:file-entry manifest:full-path="Pictures/20004B0900004F1D00003B56E8D8F79A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0.03}{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08cm" svg:height="2.167cm" svg:x="0.367cm" svg:y="0.646cm">
          <draw:image xlink:href="Pictures/20004B0900004F1D00003B56E8D8F79A.wmf" xlink:type="simple" xlink:show="embed" xlink:actuate="onLoad">
            <text:p/>
          </draw:image>
          <draw:glue-point draw:id="4" svg:x="-3.08cm" svg:y="-3.216cm"/>
          <draw:glue-point draw:id="5" svg:x="0.122cm" svg:y="-2.681cm"/>
          <draw:glue-point draw:id="6" svg:x="1.797cm" svg:y="-0.89cm"/>
        </draw:frame>
        <draw:frame draw:style-name="gr1" draw:text-style-name="P1" draw:layer="layout" svg:width="3.172cm" svg:height="1.941cm" svg:x="5.073cm" svg:y="0.748cm">
          <draw:image xlink:href="Pictures/20000002000000BD00000074C95EB758.eps" xlink:type="simple" xlink:show="embed" xlink:actuate="onLoad">
            <text:p/>
          </draw:image>
        </draw:frame>
        <draw:line draw:style-name="gr2" draw:text-style-name="P1" draw:layer="layout" svg:x1="6.517cm" svg:y1="1.316cm" svg:x2="7.072cm" svg:y2="1.316cm">
          <text:p/>
        </draw:line>
        <draw:frame draw:style-name="gr3" draw:text-style-name="P3" draw:layer="layout" svg:width="0.869cm" svg:height="0.916cm" svg:x="6.351cm" svg:y="2.684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132cm" svg:height="0.916cm" svg:x="1.949cm" svg:y="2.671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connector draw:style-name="gr2" draw:text-style-name="P4" draw:layer="layout" draw:type="curve" draw:line-skew="1.888cm 0.899cm" svg:x1="1.933cm" svg:y1="0.66cm" svg:x2="1.343cm" svg:y2="1.033cm" draw:start-shape="id1" draw:start-glue-point="3" draw:end-shape="id2" draw:end-glue-point="4" svg:d="M1933 660c-268 0-223 135-304 189s-286 28-286 184" svg:viewBox="0 0 591 374">
          <text:p/>
        </draw:connector>
        <draw:connector draw:style-name="gr2" draw:text-style-name="P4" draw:layer="layout" draw:type="curve" svg:x1="3.373cm" svg:y1="0.606cm" svg:x2="2.968cm" svg:y2="1.149cm" draw:start-shape="id3" draw:start-glue-point="3" draw:end-shape="id2" draw:end-glue-point="5" svg:d="M3373 606c-270 0-405 181-405 543" svg:viewBox="0 0 406 544">
          <text:p/>
        </draw:connector>
        <draw:connector draw:style-name="gr2" draw:text-style-name="P4" draw:layer="layout" draw:type="curve" svg:x1="4.396cm" svg:y1="0.645cm" svg:x2="3.819cm" svg:y2="1.537cm" draw:start-shape="id4" draw:start-glue-point="3" draw:end-shape="id2" draw:end-glue-point="6" svg:d="M4396 645c-385 0-577 297-577 892" svg:viewBox="0 0 578 893">
          <text:p/>
        </draw:connector>
        <draw:line draw:style-name="gr4" draw:text-style-name="P4" draw:layer="layout" svg:x1="1.207cm" svg:y1="1.694cm" svg:x2="1.207cm" svg:y2="1.159cm">
          <text:p/>
        </draw:line>
        <draw:line draw:style-name="gr4" draw:text-style-name="P4" draw:layer="layout" svg:x1="1.458cm" svg:y1="1.69cm" svg:x2="1.458cm" svg:y2="1.155cm">
          <text:p/>
        </draw:line>
        <draw:line draw:style-name="gr5" draw:text-style-name="P4" draw:layer="layout" svg:x1="2.556cm" svg:y1="1.533cm" svg:x2="3.201cm" svg:y2="1.533cm">
          <text:p/>
        </draw:line>
        <draw:line draw:style-name="gr2" draw:text-style-name="P4" draw:layer="layout" svg:x1="3.151cm" svg:y1="1.25cm" svg:x2="3.151cm" svg:y2="1.538cm">
          <text:p/>
        </draw:line>
        <draw:line draw:style-name="gr2" draw:text-style-name="P4" xml:id="id6" draw:id="id6" draw:layer="layout" svg:x1="3.146cm" svg:y1="1.968cm" svg:x2="3.146cm" svg:y2="1.68cm">
          <text:p/>
        </draw:line>
        <draw:connector draw:style-name="gr5" draw:text-style-name="P4" draw:layer="layout" draw:type="curve" svg:x1="4.06cm" svg:y1="2.491cm" svg:x2="3.146cm" svg:y2="1.968cm" draw:start-shape="id5" draw:start-glue-point="0" draw:end-shape="id6" draw:end-glue-point="2" svg:d="M4060 2491c0-349-304-523-914-523" svg:viewBox="0 0 915 524">
          <text:p/>
        </draw:connector>
        <draw:frame draw:style-name="gr6" draw:text-style-name="P1" xml:id="id1" draw:id="id1" draw:layer="layout" svg:width="0.299cm" svg:height="0.258cm" svg:x="1.933cm" svg:y="0.531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xml:id="id5" draw:id="id5" draw:layer="layout" svg:width="1.11cm" svg:height="0.31cm" svg:x="3.505cm" svg:y="2.491cm">
          <draw:image xlink:href="Pictures/200000010000039E0000010348DA00C1.svm" xlink:type="simple" xlink:show="embed" xlink:actuate="onLoad">
            <text:p/>
          </draw:image>
        </draw:frame>
        <draw:frame draw:style-name="gr8" draw:text-style-name="P1" xml:id="id3" draw:id="id3" draw:layer="layout" svg:width="0.472cm" svg:height="0.36cm" svg:x="3.373cm" svg:y="0.426cm">
          <draw:image xlink:href="Pictures/200000010000018A0000012DBC12F100.svm" xlink:type="simple" xlink:show="embed" xlink:actuate="onLoad">
            <text:p/>
          </draw:image>
        </draw:frame>
        <draw:frame draw:style-name="gr9" draw:text-style-name="P1" xml:id="id4" draw:id="id4" draw:layer="layout" svg:width="0.385cm" svg:height="0.349cm" svg:x="4.396cm" svg:y="0.471cm">
          <draw:image xlink:href="Pictures/20000001000001420000012483F97882.svm" xlink:type="simple" xlink:show="embed" xlink:actuate="onLoad">
            <text:p/>
          </draw:image>
        </draw:frame>
        <draw:frame draw:style-name="gr6" draw:text-style-name="P1" draw:layer="layout" svg:width="0.299cm" svg:height="0.258cm" svg:x="4.658cm" svg:y="1.743cm">
          <draw:image xlink:href="Pictures/20000001000000FA000000D8AB97C17A.svm" xlink:type="simple" xlink:show="embed" xlink:actuate="onLoad">
            <text:p/>
          </draw:image>
        </draw:frame>
        <draw:frame draw:style-name="gr10" draw:text-style-name="P1" draw:layer="layout" svg:width="0.304cm" svg:height="0.299cm" svg:x="7.185cm" svg:y="0.445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472cm" svg:height="0.36cm" svg:x="7.256cm" svg:y="1.678cm">
          <draw:image xlink:href="Pictures/200000010000018A0000012DBC12F100.svm" xlink:type="simple" xlink:show="embed" xlink:actuate="onLoad">
            <text:p/>
          </draw:image>
        </draw:frame>
        <draw:frame draw:style-name="gr9" draw:text-style-name="P1" draw:layer="layout" svg:width="0.385cm" svg:height="0.349cm" svg:x="6.473cm" svg:y="1.413cm">
          <draw:image xlink:href="Pictures/20000001000001420000012483F9788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33:04.426996049</dc:date>
    <meta:editing-duration>PT3M13S</meta:editing-duration>
    <meta:editing-cycles>2</meta:editing-cycles>
    <meta:generator>LibreOffice/4.2.8.2$Linux_x86 LibreOffice_project/420m0$Build-2</meta:generator>
    <meta:document-statistic meta:object-count="22"/>
  </office:meta>
</office:document-meta>
</file>